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dc8" officeooo:paragraph-rsid="001b2dc8"/>
    </style:style>
    <style:style style:name="P2" style:family="paragraph" style:parent-style-name="Standard">
      <style:text-properties officeooo:rsid="001b6c7f" officeooo:paragraph-rsid="001b6c7f"/>
    </style:style>
    <style:style style:name="T1" style:family="text">
      <style:text-properties officeooo:rsid="001b6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Oriented Programming</text:p>
      <text:p text:style-name="P1"/>
      <text:p text:style-name="P1">This is my first attempt at a technical blog or any blog for that matter.</text:p>
      <text:p text:style-name="P1"/>
      <text:p text:style-name="P1">So what is Object Oriented programming ?</text:p>
      <text:p text:style-name="P1">It is an approach towards designing a solution to <text:span text:style-name="T1">a problem by modelling to the problem context.In other words, you would be designing the solution to a problem by actually identifying the participants, their interactions and having them as objects in your design. Your design should replicate what the objects in the problem should/can do.</text:span></text:p>
      <text:p text:style-name="P1"/>
      <text:p text:style-name="P2">Let us take an example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21:11:57.156587361</meta:creation-date>
    <dc:date>2015-10-18T21:37:53.797769699</dc:date>
    <meta:editing-duration>PT9M58S</meta:editing-duration>
    <meta:editing-cycles>1</meta:editing-cycles>
    <meta:document-statistic meta:table-count="0" meta:image-count="0" meta:object-count="0" meta:page-count="1" meta:paragraph-count="5" meta:word-count="86" meta:character-count="505" meta:non-whitespace-character-count="423"/>
    <meta:generator>LibreOffice/4.2.8.2$Linux_X86_64 LibreOffice_project/420m0$Build-2</meta:generator>
  </office:meta>
</office:document-meta>
</file>